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a12e1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paragraph-rsid="000a12e1"/>
    </style:style>
    <style:style style:name="P4" style:family="paragraph" style:parent-style-name="Horizontal_20_Line">
      <style:paragraph-properties style:border-line-width-bottom="0.035cm 0.035cm 0.035cm" fo:padding="0cm" fo:border-left="none" fo:border-right="none" fo:border-top="none" fo:border-bottom="3pt double #808080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3333"/>
    </style:style>
    <style:style style:name="T2" style:family="text">
      <style:text-properties fo:color="#0000ff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>
        <form:form form:name="tree" form:apply-filter="true" form:method="post" form:control-implementation="ooo:com.sun.star.form.component.Form" xlink:href="file:///media/tools-bin/ete" xlink:type="simple">
          <form:properties>
            <form:property form:property-name="PropertyChangeNotificationEnabled" office:value-type="boolean" office:boolean-value="true"/>
          </form:properties>
        </form:form>
        <form:form form:name="tree" form:apply-filter="true" form:method="post" form:control-implementation="ooo:com.sun.star.form.component.Form" xlink:href="file:///media/tools-bin/ete" xlink:type="simple">
          <form:properties>
            <form:property form:property-name="PropertyChangeNotificationEnabled" office:value-type="boolean" office:boolean-value="true"/>
          </form:properties>
        </form:form>
        <form:form form:name="tree" form:apply-filter="true" form:method="post" form:control-implementation="ooo:com.sun.star.form.component.Form" xlink:href="file:///media/tools-bin/ete" xlink:type="simple">
          <form:properties>
            <form:property form:property-name="PropertyChangeNotificationEnabled" office:value-type="boolean" office:boolean-value="true"/>
          </form:properties>
        </form:form>
        <form:form form:name="tree" form:apply-filter="true" form:method="post" form:control-implementation="ooo:com.sun.star.form.component.Form" xlink:href="file:///media/tools-bin/et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a xlink:type="simple" xlink:href="https://www.genome.jp/tools/clustalw/" text:style-name="Internet_20_link" text:visited-style-name="Visited_20_Internet_20_Link">CLUSTALW Result</text:a></text:h>
      <text:p text:style-name="Text_20_body">[<text:a xlink:type="simple" xlink:href="https://www.genome.jp/tools-bin/clustalw#clustalw.aln" text:style-name="Internet_20_link" text:visited-style-name="Visited_20_Internet_20_Link">clustalw.aln</text:a>][<text:a xlink:type="simple" xlink:href="https://www.genome.jp/tools-bin/clustalw#clustalw.dnd" text:style-name="Internet_20_link" text:visited-style-name="Visited_20_Internet_20_Link">clustalw.dnd</text:a>][<text:a xlink:type="simple" xlink:href="https://www.genome.jp/tools/clustalw/clustalw_readme.html" text:style-name="Internet_20_link" text:visited-style-name="Visited_20_Internet_20_Link">readme</text:a>]</text:p>
      <text:p text:style-name="Horizontal_20_Line"/>
      <text:p text:style-name="Preformatted_20_Text"/>
      <text:p text:style-name="Preformatted_20_Text"/>
      <text:p text:style-name="Preformatted_20_Text"><text:s/>CLUSTAL 2.1 Multiple Sequence Alignments</text:p>
      <text:p text:style-name="Preformatted_20_Text"/>
      <text:p text:style-name="Preformatted_20_Text"/>
      <text:p text:style-name="Preformatted_20_Text">Sequence type explicitly set to DNA</text:p>
      <text:p text:style-name="Preformatted_20_Text">Sequence format is Pearson</text:p>
      <text:p text:style-name="Preformatted_20_Text">Sequence 1: unmasked <text:s text:c="2"/>15050 bp</text:p>
      <text:p text:style-name="Preformatted_20_Text">Sequence 2: masked <text:s text:c="4"/>15103 bp</text:p>
      <text:p text:style-name="Preformatted_20_Text">Start of Pairwise alignments</text:p>
      <text:p text:style-name="Preformatted_20_Text">Aligning...</text:p>
      <text:p text:style-name="Preformatted_20_Text"/>
      <text:p text:style-name="Preformatted_20_Text">Sequences (1:2) Aligned. Score: <text:s/>76</text:p>
      <text:p text:style-name="Preformatted_20_Text">Guide tree file created: <text:s text:c="2"/><text:a xlink:type="simple" xlink:href="https://www.genome.jp/tools-bin/pushfile?220402190128mN1tG+clustalw.dnd" text:style-name="Internet_20_link" text:visited-style-name="Visited_20_Internet_20_Link">[clustalw.dnd]</text:a></text:p>
      <text:p text:style-name="Preformatted_20_Text"/>
      <text:p text:style-name="Preformatted_20_Text">There are 1 groups</text:p>
      <text:p text:style-name="Preformatted_20_Text">Start of Multiple Alignment</text:p>
      <text:p text:style-name="Preformatted_20_Text"/>
      <text:p text:style-name="Preformatted_20_Text">Aligning...</text:p>
      <text:p text:style-name="Preformatted_20_Text">Group 1: Sequences: <text:s text:c="2"/>2 <text:s text:c="5"/>Score:285950</text:p>
      <text:p text:style-name="Preformatted_20_Text">Alignment Score 73023</text:p>
      <text:p text:style-name="Preformatted_20_Text"/>
      <text:p text:style-name="Preformatted_20_Text">CLUSTAL-Alignment file created <text:s/><text:a xlink:type="simple" xlink:href="https://www.genome.jp/tools-bin/pushfile?220402190128mN1tG+clustalw.aln" text:style-name="Internet_20_link" text:visited-style-name="Visited_20_Internet_20_Link">[clustalw.aln]</text:a></text:p>
      <text:p text:style-name="P2"/>
      <text:p text:style-name="Horizontal_20_Line"><text:bookmark text:name="clustalw.aln"/></text:p>
      <text:p text:style-name="Preformatted_20_Text"><text:a xlink:type="simple" xlink:href="https://www.genome.jp/tools-bin/pushfile?220402190128mN1tG+clustalw.aln" text:style-name="Internet_20_link" text:visited-style-name="Visited_20_Internet_20_Link">clustalw.aln</text:a></text:p>
      <text:p text:style-name="Preformatted_20_Text"/>
      <text:p text:style-name="Preformatted_20_Text">CLUSTAL 2.1 multiple sequence alignment</text:p>
      <text:p text:style-name="Preformatted_20_Text"/>
      <text:p text:style-name="Preformatted_20_Text"/>
      <text:p text:style-name="Preformatted_20_Text">unmasked <text:s text:c="7"/>GTGTTTTATAAAATGCAGTCATCTCAATTTCTCTTTATTGTAGCACTTACTGTCCTGAAA</text:p>
      <text:p text:style-name="Preformatted_20_Text">masked <text:s text:c="9"/>GTGTTTTATAAAATGCAGTCATCTCAATTTCTCTTTATTGTAGCACTTACTGTCCT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GGAATTGAATGTATCTAGGGAAGAAATGCTGCCTTAACATAAGGGAATTGAATTAG</text:p>
      <text:p text:style-name="Preformatted_20_Text">masked <text:s text:c="9"/>CATGGGAATTGAATGTATCTAGGGAAGAAATGCTGCCTTAACATAAGGGAATTGAAT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CTAGACTCCACACTTCAAACAACTAGGTCAGTTGTTGTATGTTTACACAATATCAGC</text:p>
      <text:p text:style-name="Preformatted_20_Text">masked <text:s text:c="9"/>TAGCTAGACTCCACACTTCAAACAACTAGGTCAGTTGTTGTATGTTTACACAATAT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TGTAAAGTTATGTGGATATTACATGCTTCTAATTGGTGAATGAACATGTGACTCAG</text:p>
      <text:p text:style-name="Preformatted_20_Text">masked <text:s text:c="9"/>CAGTTGTAAAGTTATGTGGATATTACATGCTTCTAATTGGTGAATGAACATGTGACT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CTAAGCCATAAAGATTGTATGGAACTGGGGGGTGGGGGGGCAACATATCCAATACAG</text:p>
      <text:p text:style-name="Preformatted_20_Text">masked <text:s text:c="9"/>TCTCTAAGCCATAAAGATTGTATGGAACTGGGGGGTGGGGGGGCAACATATCCAATACAG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TTGTTCACTTAACTGATGGTAAAAGTAGCATCCTACCATAAACATATAATAAAGGGACTA</text:p>
      <text:p text:style-name="Preformatted_20_Text">masked <text:s text:c="9"/>TTGTTCACTTAACTGATGGTAAAAGTAGCATCCTACCATAAACATATAATAAAGGGA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GTAGGGTCTTCAACAGAGCTGCTGGGGTCCTGAGCAGTAGGGGTCTACTGTAGGGTC</text:p>
      <text:p text:style-name="Preformatted_20_Text">masked <text:s text:c="9"/>ACTGTAGGGTCTTCAACAGAGCTGCTGGGGTCCTGAGCAGTAGGGGTCTACTGTAGG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AAGCTGAAACACTTCTTGAAGGACACTGAGGTAGTCATGGACACTAACTGTTGTAT</text:p>
      <text:p text:style-name="Preformatted_20_Text">masked <text:s text:c="9"/>AAATAAGCTGAAACACTTCTTGAAGGACACTGAGGTAGTCATGGACACTAACTGTTG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TGCTAATATAGCCATTTCAGGGAGGGAAATCTATAAAGATTACCCTTCTTTATCAAG</text:p>
      <text:p text:style-name="Preformatted_20_Text">masked <text:s text:c="9"/>TGGTGCTAATATAGCCATTTCAGGGAGGGAAATCTATAAAGATTACCCTTCTTTATC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GCTTGGCAGACAAATGAAACAAGCAGATAGGTCAGACATGGTGTAGTATGACACTAT</text:p>
      <text:p text:style-name="Preformatted_20_Text">masked <text:s text:c="9"/>GTGGCTTGGCAGACAAATGAAACAAGCAGATAGGTCAGACATGGTGTAGTATGACAC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ATTGTGTTAGAAAGCAAAAAGACAATCGTTGCTTCACTCTATGCCTTGCTTCCTCGT</text:p>
      <text:p text:style-name="Preformatted_20_Text">masked <text:s text:c="9"/>TCCATTGTGTTAGAAAGCAAAAAGACAATCGTTGCTTCACTCTATGCCTTGCTTCCTC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CAGATGTACCATCTCTGTGCCACTAATGTGAGGCATAATCTCTTAAACAGTGCCTTT</text:p>
      <text:p text:style-name="Preformatted_20_Text">masked <text:s text:c="9"/>GAACAGATGTACCATCTCTGTGCCACTAATGTGAGGCATAATCTCTTAAACAGTGC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AAAAAAAACAAAAAAAAAAAAAAACAAAAAAAAACCTCTTTACTAACAGACCTTTAA</text:p>
      <text:p text:style-name="Preformatted_20_Text">masked <text:s text:c="9"/>TCCNNNNNNNNNNNNNNNNNNNNNNNNNNNNNNNNNNCCTCTTTACTAACAGACCTTTAA</text:p>
      <text:p text:style-name="Preformatted_20_Text"><text:s text:c="16"/>*** <text:s text:c="33"/>***********************</text:p>
      <text:p text:style-name="Preformatted_20_Text"/>
      <text:p text:style-name="Preformatted_20_Text">unmasked <text:s text:c="7"/>ATCAGAAATCAGTCAGATGTTACAACTAGTTGTAACGCTTTGTCAATGGGGATAGCTGAT</text:p>
      <text:p text:style-name="Preformatted_20_Text">masked <text:s text:c="9"/>ATCAGAAATCAGTCAGATGTTACAACTAGTTGTAACGCTTTGTCAATGGGGATAGCT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TGAGTGGTTTTTTTTTTCTGTTAATACTAAGTATAAACTTGAAATAGTATTGTTAAA</text:p>
      <text:p text:style-name="Preformatted_20_Text">masked <text:s text:c="9"/>ATCTGAGTGGTTTTTTTTTTCTGTTAATACTAAGTATAAACTTGAAATAGTATTGT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AATGCCTAAGCAGTTGCTGAACTGAAGATCTAAGAAAATCAACTTGAAGAAAGCCTT</text:p>
      <text:p text:style-name="Preformatted_20_Text">masked <text:s text:c="9"/>TCAAATGCCTAAGCAGTTGCTGAACTGAAGATCTAAGAAAATCAACTTGAAGAAAGC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ACTCAATTCAGCAGGTCATGCAATTATATAAACCTTTCTTGCACTTTCTGTAATGCA</text:p>
      <text:p text:style-name="Preformatted_20_Text">masked <text:s text:c="9"/>AGTACTCAATTCAGCAGGTCATGCAATTATATAAACCTTTCTTGCACTTTCTGTAAT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AGCTATGAATTTAAATATTTGTCTCAAACTGGAAATGTAGAAACTTCTGGATATT</text:p>
      <text:p text:style-name="Preformatted_20_Text">masked <text:s text:c="9"/>AAAAAAGCTATGAATTTAAATATTTGTCTCAAACTGGAAATGTAGAAACTTCTGGA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CTGCTATATAAAACTGTAGTATCTCAAGTGATGTTACCTAATGACATTAAAAAAAAG</text:p>
      <text:p text:style-name="Preformatted_20_Text">masked <text:s text:c="9"/>ACACTGCTATATAAAACTGTAGTATCTCAAGTGATGTTACCTAATGACATTAAAAA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CTCTCATAGCAAACAAACATCTGTGTGGCTGTTGGTTTTGTCCTTATAACTCAATTG</text:p>
      <text:p text:style-name="Preformatted_20_Text">masked <text:s text:c="9"/>CAACTCTCATAGCAAACAAACATCTGTGTGGCTGTTGGTTTTGTCCTTATAACTCAATTG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TTTGGTCTAATTGATTTTATGATTTTTGGTGCTGGCTAAGAATGGTTTGTGTCACAGGTT</text:p>
      <text:p text:style-name="Preformatted_20_Text">masked <text:s text:c="9"/>TTTGGTCTAATTGATTTTATGATTTTTGGTGCTGGCTAAGAATGGTTTGTGTCACAG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AACATAGCTGTTTGGCAGCATACTCCTAAGTCTTTGTGTAGCATCTTGTGTCTCAGG</text:p>
      <text:p text:style-name="Preformatted_20_Text">masked <text:s text:c="9"/>CCTAACATAGCTGTTTGGCAGCATACTCCTAAGTCTTTGTGTAGCATCTTGTGTCTC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CTTTGACACAAGTTGCTCCTCAGTAAGTTCTCAGCTGACTTAGAAAAGTATCTCCTA</text:p>
      <text:p text:style-name="Preformatted_20_Text">masked <text:s text:c="9"/>CCTCTTTGACACAAGTTGCTCCTCAGTAAGTTCTCAGCTGACTTAGAAAAGTATCTC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CTAATGTGTATAGCCAACAAGAATAAATAAATGGGAAATTTTCTGTCTCAGGTAGCT</text:p>
      <text:p text:style-name="Preformatted_20_Text">masked <text:s text:c="9"/>CTACTAATGTGTATAGCCAACAAGAATAAATAAATGGGAAATTTTCTGTCTCAGGTA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ACCATAATTTTTGCTGAATAATTTTAAGTTCTTGCTTACTTAAATCAGTTGTTATAG</text:p>
      <text:p text:style-name="Preformatted_20_Text">masked <text:s text:c="9"/>GTCACCATAATTTTTGCTGAATAATTTTAAGTTCTTGCTTACTTAAATCAGTTGTTA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TTGATGATTAGTAGTTTGAAAAATGCTTATTTGGAAGACAGTTCATTTCCATACTGA</text:p>
      <text:p text:style-name="Preformatted_20_Text">masked <text:s text:c="9"/>GCATTGATGATTAGTAGTTTGAAAAATGCTTATTTGGAAGACAGTTCATTTCCATAC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ACAGACCTTCAAAGAATCATAAAGGATCACTTCTGGAATCACAAGGAAACGTGATTT</text:p>
      <text:p text:style-name="Preformatted_20_Text">masked <text:s text:c="9"/>AGTACAGACCTTCAAAGAATCATAAAGGATCACTTCTGGAATCACAAGGAAACGTG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ATTTGGAGATACTACCTAATCTAAAACTTAAAAAATAAAAATTCTATTCTTTAGAGA</text:p>
      <text:p text:style-name="Preformatted_20_Text">masked <text:s text:c="9"/>AGTATTTGGAGATACTACCTAATCTAAAACTTAAAAAATAAAAATTCTATTCTTTAG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AGTGAAGGGCTACACTTTTAAATACACTATACATTTGAAATCAGCAAATAATCATTT</text:p>
      <text:p text:style-name="Preformatted_20_Text">masked <text:s text:c="9"/>TTAAGTGAAGGGCTACACTTTTAAATACACTATACATTTGAAATCAGCAAATAATC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AGCTTTTCAAGATAAAATTAATAGCCCTAGGATGCTGGAGATTGACAACAGCTGTCA</text:p>
      <text:p text:style-name="Preformatted_20_Text">masked <text:s text:c="9"/>AGGAGCTTTTCAAGATAAAATTAATAGCCCTAGGATGCTGGAGATTGACAACAGCTG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TCACCAAATTATAAAAAAAATTGGTTTGGAAGGCACCTGTTGTGGGTGGGGTTTCCA</text:p>
      <text:p text:style-name="Preformatted_20_Text">masked <text:s text:c="9"/>AGATCACCAAATTATAAAAAAAATTGGTTTGGAAGGCACCTGTTGTGGGTGGGGTTT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CACCAGAGCAGGCTGCCTATGGCCTCA<text:span text:style-name="T2">TCCAGCCTGGTCTTGAACTTCTCCAGGGATG</text:span></text:p>
      <text:p text:style-name="Preformatted_20_Text">masked <text:s text:c="9"/>CCCACCAGAGCAGGCTGCCTATGGCCTCANNNNNNNNNNNNNNNNNNNNNNNNNNNNNNN</text:p>
      <text:p text:style-name="Preformatted_20_Text"><text:s text:c="16"/>***************************** <text:s text:c="30"/></text:p>
      <text:p text:style-name="Preformatted_20_Text"/>
      <text:p text:style-name="Preformatted_20_Text">unmasked <text:s text:c="7"/><text:span text:style-name="T2">GGACACCCATTGCTCTCTGGGCAGCCAGTGCCTCACTACCCTCTGTACGAAGAATTTCCA</text:span>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<text:span text:style-name="T2">CCTAACATAAATTTCACTTATTTTAGGTTTAAAGCCATTCTCCCTTTTACTGTCACTATC</text:span>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<text:span text:style-name="T2">AGACCATGTAGAGAGTTGGTTTCCTTTCTGTTTATAAGCTCCCTTTAAATATTGTAAGGC</text:span></text:p>
      <text:p text:style-name="Preformatted_20_Text">masked <text:s text:c="9"/>NNNNNNNNNNNNNNNNNNNNNNNNNNNNNNNNNNNNNNNNNNNNNNNNNNNNNNNNNNNN</text:p>
      <text:p text:style-name="Preformatted_20_Text"><text:soft-page-break/><text:s text:c="76"/></text:p>
      <text:p text:style-name="Preformatted_20_Text"/>
      <text:p text:style-name="Preformatted_20_Text">unmasked <text:s text:c="7"/><text:span text:style-name="T2">TGC</text:span>AAGGAGGTATCCCTGGAGCCTTCTCAAATGAGTTTTTTGCAAATGGGGCTCATCACA</text:p>
      <text:p text:style-name="Preformatted_20_Text">masked <text:s text:c="9"/>NNNAAGGAGGTATCCCTGGAGCCTTCTCAAATGAGTTTTTTGCAAATGGGGCTCATCACA</text:p>
      <text:p text:style-name="Preformatted_20_Text"><text:s text:c="19"/>*********************************************************</text:p>
      <text:p text:style-name="Preformatted_20_Text"/>
      <text:p text:style-name="Preformatted_20_Text">unmasked <text:s text:c="7"/>TTGGATTATTGCTACATAAAATTTGTTCCTAGAGATGAAATCATCACAAATCAAGGGTTG</text:p>
      <text:p text:style-name="Preformatted_20_Text">masked <text:s text:c="9"/>TTGGATTATTGCTACATAAAATTTGTTCCTAGAGATGAAATCATCACAAATCAAGGG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AGGAGAGAAAAAAAAAAAAAAGCAAAAAAACTGTCAGCCTTATTCCAGCCCTCCAAA</text:p>
      <text:p text:style-name="Preformatted_20_Text">masked <text:s text:c="9"/>GATAGGAGAGNNNNNNNNNNNNNNNNNNNNNNNCTGTCAGCCTTATTCCAGCCCTCCAAA</text:p>
      <text:p text:style-name="Preformatted_20_Text"><text:s text:c="16"/>********** <text:s text:c="22"/>***************************</text:p>
      <text:p text:style-name="Preformatted_20_Text"/>
      <text:p text:style-name="Preformatted_20_Text">unmasked <text:s text:c="7"/>AAATGGGGAACAAAAAAATAAAAGTGTATTTCCCAATTGTGCATCATAGCATAAAATATT</text:p>
      <text:p text:style-name="Preformatted_20_Text">masked <text:s text:c="9"/>AAATGGGGAACAAAAAAATAAAAGTGTATTTCCCAATTGTGCATCATAGCATAAAA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AGAATAGTTTATATATAGTTTGATTTCAAATACTTAAATAATATTTAACTGCTAAAC</text:p>
      <text:p text:style-name="Preformatted_20_Text">masked <text:s text:c="9"/>CTTAGAATAGTTTATATATAGTTTGATTTCAAATACTTAAATAATATTTAACTGCTA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GGTTATTATGAGTTATTTCTGTCTTGAGGTTATGCACAACACATGGTATCCTAAAT</text:p>
      <text:p text:style-name="Preformatted_20_Text">masked <text:s text:c="9"/>AACAGGTTATTATGAGTTATTTCTGTCTTGAGGTTATGCACAACACATGGTATCCT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AGATCTGGGTTACAACAAAAGTTCTGAATAAGAATGAACTTCCAGAGAGTTGGCTT</text:p>
      <text:p text:style-name="Preformatted_20_Text">masked <text:s text:c="9"/>TCTTAGATCTGGGTTACAACAAAAGTTCTGAATAAGAATGAACTTCCAGAGAGTTGG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GTTGGACTTTGGTGACAGAGACTTGAAAAGGCATCAAAACAAAAGAAGTATTGCTCT</text:p>
      <text:p text:style-name="Preformatted_20_Text">masked <text:s text:c="9"/>GGGGTTGGACTTTGGTGACAGAGACTTGAAAAGGCATCAAAACAAAAGAAGTATTGC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TATTAGTAGGAAGAGAAGAAGGAATGTTAGTACTTTATTCTTTCTGTGTTCCACAT</text:p>
      <text:p text:style-name="Preformatted_20_Text">masked <text:s text:c="9"/>TCTGTATTAGTAGGAAGAGAAGAAGGAATGTTAGTACTTTATTCTTTCTGTGTTCCA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AATCTCAAAGATGTTAAGAGTAACATCCTCAGCCAAGGATCCACTTACTGCAGGAAC</text:p>
      <text:p text:style-name="Preformatted_20_Text">masked <text:s text:c="9"/>GAGAATCTCAAAGATGTTAAGAGTAACATCCTCAGCCAAGGATCCACTTACTGCAGG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CTTACGGTCAAGAGGCTTCTGGGGAGAGAGTTGTTTAGGGGCAATAGGTAGTGGGAC</text:p>
      <text:p text:style-name="Preformatted_20_Text">masked <text:s text:c="9"/>TAGCTTACGGTCAAGAGGCTTCTGGGGAGAGAGTTGTTTAGGGGCAATAGGTAGTGG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GTGATATAGATAGGCACTGCAGCAGCTGCTGGAAGTGTTTAATACTAGTATATATGA</text:p>
      <text:p text:style-name="Preformatted_20_Text">masked <text:s text:c="9"/>TCCGTGATATAGATAGGCACTGCAGCAGCTGCTGGAAGTGTTTAATACTAGTATATA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GAAAGGTATGAGGCATCAGAGCCAGGCTGGGTAAGCTGAGAGTAAAAAGGATTGTC</text:p>
      <text:p text:style-name="Preformatted_20_Text">masked <text:s text:c="9"/>CAGTGAAAGGTATGAGGCATCAGAGCCAGGCTGGGTAAGCTGAGAGTAAAAAGGATT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CAAACTCTGTGATTACTGAGCTATTGAAGATTCAATGGTTAGAAACAGACATCTGTC</text:p>
      <text:p text:style-name="Preformatted_20_Text">masked <text:s text:c="9"/>AAACAAACTCTGTGATTACTGAGCTATTGAAGATTCAATGGTTAGAAACAGACATCT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TAGTATCTCAGTAACAGCTTACTACATATGTAGCATGAACACATAATAAATAGTGC</text:p>
      <text:p text:style-name="Preformatted_20_Text"><text:soft-page-break/>masked <text:s text:c="9"/>AATTTAGTATCTCAGTAACAGCTTACTACATATGTAGCATGAACACATAATAAATAG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AAAGTTGAAGAGACTGGTGTTATCCTCCTGGTCCAAAAAGCAGTTTTCTCAGGGTTT</text:p>
      <text:p text:style-name="Preformatted_20_Text">masked <text:s text:c="9"/>TCAAAAGTTGAAGAGACTGGTGTTATCCTCCTGGTCCAAAAAGCAGTTTTCTCAGGG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AATCAGGTTACATTTGTTTTGTCTTCTGCTGCATTTATACAAGGAAAGGGGGTCATT</text:p>
      <text:p text:style-name="Preformatted_20_Text">masked <text:s text:c="9"/>TGGAATCAGGTTACATTTGTTTTGTCTTCTGCTGCATTTATACAAGGAAAGGGGGTC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GTAGAGGGCAATGCACTGCATGCAACGAAAGCTCCATCACACTGTGGGAAATGCGGA</text:p>
      <text:p text:style-name="Preformatted_20_Text">masked <text:s text:c="9"/>AGAGTAGAGGGCAATGCACTGCATGCAACGAAAGCTCCATCACACTGTGGGAAATGC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CTGATCAGGTGGGTGCAGCAAAGGAGGTCCCACTGTAGTACAGAGGCAGCAGCATT</text:p>
      <text:p text:style-name="Preformatted_20_Text">masked <text:s text:c="9"/>TCTGCTGATCAGGTGGGTGCAGCAAAGGAGGTCCCACTGTAGTACAGAGGCAGCAGC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CTGGAAGAGTGCAGAGGGAGACTTGCAGTGGAGTGGATGGATACTCAGCATGAAAGG</text:p>
      <text:p text:style-name="Preformatted_20_Text">masked <text:s text:c="9"/>AACCTGGAAGAGTGCAGAGGGAGACTTGCAGTGGAGTGGATGGATACTCAGCATGAA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AAATTGGAATAATTACAAAAAGCAATCTAGTTAGACTTCAATATCTCATCATTCTTC</text:p>
      <text:p text:style-name="Preformatted_20_Text">masked <text:s text:c="9"/>CCAAAATTGGAATAATTACAAAAAGCAATCTAGTTAGACTTCAATATCTCATCATTC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TGTGCAGCATTGCTACCTGTGAAGATAAGGTCACTTAAAATTACTGGCCTTGGTTTT</text:p>
      <text:p text:style-name="Preformatted_20_Text">masked <text:s text:c="9"/>TGCTGTGCAGCATTGCTACCTGTGAAGATAAGGTCACTTAAAATTACTGGCCTTGG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ATGGACAAGTCATCCTACAGTGCCTTGGTATGTACAGTCTAAGTGTCAAGAGTCAC</text:p>
      <text:p text:style-name="Preformatted_20_Text">masked <text:s text:c="9"/>TAAAATGGACAAGTCATCCTACAGTGCCTTGGTATGTACAGTCTAAGTGTCAAGAGT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TTTTATAACATGATAGCCTTTCACTTACTGTCAGGAGTTTCACAGTGTTTGACATT</text:p>
      <text:p text:style-name="Preformatted_20_Text">masked <text:s text:c="9"/>ATTTTTTTATAACATGATAGCCTTTCACTTACTGTCAGGAGTTTCACAGTGTTTGAC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CACTAAAATGAAGAGTCACACTGGAAATTAAAGGTCTTCATCTGAAACTGAACTGGC</text:p>
      <text:p text:style-name="Preformatted_20_Text">masked <text:s text:c="9"/>GGGCACTAAAATGAAGAGTCACACTGGAAATTAAAGGTCTTCATCTGAAACTGAACTG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CATTACACTCCGCAAGCTATAAATACTAAGATAGCTAAGCACTTGCCTGCTTTTTC</text:p>
      <text:p text:style-name="Preformatted_20_Text">masked <text:s text:c="9"/>AAAGCATTACACTCCGCAAGCTATAAATACTAAGATAGCTAAGCACTTGCCTGCTT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CTATAAGCTAGCCTACTAGCAAATAACATGTTTATTCATGAGCTTTCTTTTAACTCT</text:p>
      <text:p text:style-name="Preformatted_20_Text">masked <text:s text:c="9"/>CAACTATAAGCTAGCCTACTAGCAAATAACATGTTTATTCATGAGCTTTCTTTTAAC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AAACATTTAGACATTTATTTGGGCTTAAAGACAATTCCACAAGCTTAATAAGCTCAG</text:p>
      <text:p text:style-name="Preformatted_20_Text">masked <text:s text:c="9"/>GGAAAACATTTAGACATTTATTTGGGCTTAAAGACAATTCCACAAGCTTAATAAGCT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TAGAAAGTCATATTGAAACACTGTGCCAATTTGAGATGTGCTGGTGTGCCTTTAGC</text:p>
      <text:p text:style-name="Preformatted_20_Text">masked <text:s text:c="9"/>AAATTAGAAAGTCATATTGAAACACTGTGCCAATTTGAGATGTGCTGGTGTGCCTTTAGC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TTTAAGCAAAAAGATCACAGCCACGATCTGAAAAGGGGAACTGCAGATGTTCCCTGTGTA</text:p>
      <text:p text:style-name="Preformatted_20_Text">masked <text:s text:c="9"/>TTTAAGCAAAAAGATCACAGCCACGATCTGAAAAGGGGAACTGCAGATGTTCCCTG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TTGTTTGATTCTCTTCAGTAACATGACCCACCAGAAGAGCAGGAACATGCACAAAGA</text:p>
      <text:p text:style-name="Preformatted_20_Text">masked <text:s text:c="9"/>TAATTGTTTGATTCTCTTCAGTAACATGACCCACCAGAAGAGCAGGAACATGCACA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AGAAGTCTTAGAAATCTCTGAGTTTTTTTCTCATGTAATTTTAAGCCATCAAAGAA</text:p>
      <text:p text:style-name="Preformatted_20_Text">masked <text:s text:c="9"/>TTTAAGAAGTCTTAGAAATCTCTGAGTTTTTTTCTCATGTAATTTTAAGCCATCAA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TTAGGCAGTTGTAAACCTAAGTAACAAGTACTTCTATGAAAGAGGCAGAAAACAGAA</text:p>
      <text:p text:style-name="Preformatted_20_Text">masked <text:s text:c="9"/>AAGTTAGGCAGTTGTAAACCTAAGTAACAAGTACTTCTATGAAAGAGGCAGAAAAC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CTTCCAGAATATTGATCTACATTTTAAATACAAACTCAAATCTGATTTTAGTATCC</text:p>
      <text:p text:style-name="Preformatted_20_Text">masked <text:s text:c="9"/>AATGCTTCCAGAATATTGATCTACATTTTAAATACAAACTCAAATCTGATTTTAGTATCC</text:p>
      <text:p text:style-name="Preformatted_20_Text"><text:s text:c="16"/>************************************************************</text:p>
      <text:p text:style-name="Preformatted_20_Text"/>
      <text:p text:style-name="Preformatted_20_Text"><office:annotation office:name="__Annotation__2235_1432988567"><dc:creator>Unknown Author</dc:creator><dc:date>2022-04-08T12:29:12.688406260</dc:date><text:p text:style-name="P5"><text:span text:style-name="T3">EXON2</text:span></text:p></office:annotation>unmasked <text:s text:c="7"/>TGCCCGGGGCTGTACCAGCATGTGGGTTTTTTTGACAG<text:span text:style-name="T1">CTCTGCAGAAAAAGCTTTCCAC</text:span></text:p>
      <text:p text:style-name="Preformatted_20_Text">masked <text:s text:c="9"/>TGCCCGGGGCTGTACCAGCATGTGGGTTTTTTTGACAG<text:span text:style-name="T1">CTCTGCAGAAAAAGCTTTCCA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GGGATGAAAATACTGAAGGCTGTAGCTTCAACAGAGTGAAGGATGAGCAGCTGGAGTGC</text:span></text:p>
      <text:p text:style-name="Preformatted_20_Text">masked <text:s text:c="9"/><text:span text:style-name="T1">GGGGATGAAAATACTGAAGGCTGTAGCTTCAACAGAGTGAAGGATGAGCAGCTGGAGTG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TGGGCGCACTGTGACCTATGCACCTAGAAGAAC</text:span>CGTAAGCTATATCTGAATGTCTTCAT</text:p>
      <text:p text:style-name="Preformatted_20_Text">masked <text:s text:c="9"/><text:span text:style-name="T1">ATGGGCGCACTGTGACCTATGCACCTAGAAGAAC</text:span>CGTAAGCTATATCTGAATGTCTTCAT</text:p>
      <text:p text:style-name="Preformatted_20_Text"><text:s text:c="16"/>************************************************************</text:p>
      <text:p text:style-name="Preformatted_20_Text"><office:annotation-end office:name="__Annotation__2235_1432988567"/></text:p>
      <text:p text:style-name="Preformatted_20_Text">unmasked <text:s text:c="7"/>ACCAAAGCAACAATCAAAAAAACATTATCTGTTTATGGGAAAATAACAAATTGCAGCCCC</text:p>
      <text:p text:style-name="Preformatted_20_Text">masked <text:s text:c="9"/>ACCAAAGCAACAATCAAAAAAACATTATCTGTTTATGGGAAAATAACAAATTGCAGCC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AATAGCAGGTGTGAGATTTGATGAAGCTCATAATCATTTCAGACCTGAAACCACAAT</text:p>
      <text:p text:style-name="Preformatted_20_Text">masked <text:s text:c="9"/>TAGAATAGCAGGTGTGAGATTTGATGAAGCTCATAATCATTTCAGACCTGAAACCAC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AGGGAACACTGTGTCCAGATGTACAGAGCTAGTCAAGTACTCACATGGAAAATTTT</text:p>
      <text:p text:style-name="Preformatted_20_Text">masked <text:s text:c="9"/>AATAAGGGAACACTGTGTCCAGATGTACAGAGCTAGTCAAGTACTCACATGGAAAA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GGAAAAAAATAGATTTTTATGGCCATGTGGATATTCCTATTAAGAATACTGCTTTTT</text:p>
      <text:p text:style-name="Preformatted_20_Text">masked <text:s text:c="9"/>TGTGGAAAAAAATAGATTTTTATGGCCATGTGGATATTCCTATTAAGAATACTGCT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CCTTTTAAACATTAAAGAAGCAATCTTTTCAGCTAGAATAGGTTTTTCTTTCTTTAGG</text:p>
      <text:p text:style-name="Preformatted_20_Text">masked <text:s text:c="9"/>CCCCTTTTAAACATTAAAGAAGCAATCTTTTCAGCTAGAATAGGTTTTTCTTTCTTT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CTCTTTTGAGATTACAAAAAAAAAATGAAAGACTTGAAAGCAGATAAAATATTTATG</text:p>
      <text:p text:style-name="Preformatted_20_Text">masked <text:s text:c="9"/>GACCTCTTTTGAGATTACAAAAAAAAAATGAAAGACTTGAAAGCAGATAAAATATTT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TATTTCCTCCCAGGATTCAAAATAATGGAAATAATGAGATAAATAAATAGATACAAT</text:p>
      <text:p text:style-name="Preformatted_20_Text">masked <text:s text:c="9"/>ATGTATTTCCTCCCAGGATTCANNNNNNNNNNNNNNNNNNNNNNNNNNNNNNNNNNNNNN</text:p>
      <text:p text:style-name="Preformatted_20_Text"><text:s text:c="16"/>********************** <text:s text:c="37"/></text:p>
      <text:p text:style-name="Preformatted_20_Text"><text:soft-page-break/></text:p>
      <text:p text:style-name="Preformatted_20_Text">unmasked <text:s text:c="7"/>AAGCATATCTACATACCTGCTAAGATTTTGTTTGTTTGTTTGTTTACAACATAAGTTGTG</text:p>
      <text:p text:style-name="Preformatted_20_Text">masked <text:s text:c="9"/>NNGCATATCTACATACCTGCTAAGATTTTGTTTGTTTGTTTGTTTACAACATAAGTTGTG</text:p>
      <text:p text:style-name="Preformatted_20_Text"><text:s text:c="18"/>**********************************************************</text:p>
      <text:p text:style-name="Preformatted_20_Text"/>
      <text:p text:style-name="Preformatted_20_Text">unmasked <text:s text:c="7"/>CCAGTGGATTTTCAACCAATAATATCTCTGGAAATGCTTAATTTTGAAAAGTTGTAAGTT</text:p>
      <text:p text:style-name="Preformatted_20_Text">masked <text:s text:c="9"/>CCAGTGGATTTTCAACCAATAATATCTCTGGAAATGCTTAATTTTGAAAAGTTGTAA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CTGAAAATTCCTTATTTCTGACAGTACTCTTTTCTTTCTACGCACATTAGAACTTTT</text:p>
      <text:p text:style-name="Preformatted_20_Text">masked <text:s text:c="9"/>CAGCTGAAAATTCCTTATTTCTGACAGTACTCTTTTCTTTCTACGCACATTAGAACTTTT</text:p>
      <text:p text:style-name="Preformatted_20_Text"><text:s text:c="16"/>************************************************************</text:p>
      <text:p text:style-name="Preformatted_20_Text"><office:annotation office:name="__Annotation__2236_1432988567"><dc:creator>Unknown Author</dc:creator><dc:date>2022-04-08T12:29:25.408277534</dc:date><text:p text:style-name="P5"><text:span text:style-name="T3">EXON3</text:span></text:p></office:annotation></text:p>
      <text:p text:style-name="Preformatted_20_Text">unmasked <text:s text:c="7"/>ATTAATATTTCAAG<text:span text:style-name="T1">ATTCATACTAGAAGTGTTGAAGGTTTCAGATAGTTTGGCAGAAAAA</text:span></text:p>
      <text:p text:style-name="Preformatted_20_Text">masked <text:s text:c="9"/>ATTAATATTTCAAG<text:span text:style-name="T1">ATTCATACTAGAAGTGTTGAAGGTTTCAGATAGTTTGGCAGAAAA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CATGACTG</text:span>GTAGACGAGAAGCTGGACATGAGCCAGCAGTGTGCGCTTGCAGCCCAGAAGG</text:p>
      <text:p text:style-name="Preformatted_20_Text">masked <text:s text:c="9"/><text:span text:style-name="T1">CATGACTG</text:span>NNNNNNNNNNNNNNNNNNNNNNNNNNNNNNNNNNNNNNNNNNNNNNNNNNNN</text:p>
      <text:p text:style-name="Preformatted_20_Text"><text:s text:c="16"/>******** <text:s text:c="51"/></text:p>
      <text:p text:style-name="Preformatted_20_Text"/>
      <text:p text:style-name="Preformatted_20_Text">unmasked <text:s text:c="7"/>CCAACTGTGTCCTGGGCTGTGTTAAAAGAGGAGTGGCCAGCAGGGATTGGGAGGTGAT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CCCCTCTACTCAGCTCTTGAGAGGCCCCATCTGGAGTACTGCGACCAGGCATGGGG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CAGCACAAGAAAGATGCAGAGCTCTTGGAGCAGGTCCAGAGGAGGGCCAATGAGAT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AGAGAGCTGGAGCACCTCTCCTATAAGGAGAGGTTGAGGGAACTGGGCTTGTTCAG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GAGAAGAGAAGGCTCTGGCGCGACCTCACTGTGGCCTTCCAGTACATGAAGGGAGC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AAACAGGAGGGAGAATGACTGTTTATGAGGGCAGATAGTGATAAGACAGAGGGGGA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TTTAAACTGGAACAGGGGAGGTTTAGGTTAGATATTAGGAGGAAGTTTTTCACCCC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GTGGTGACACATTGGAACAGGTTGCCCAAGGAGGTTATGGATGCCCCATCCCTGG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TTCAGGGCTAGGCTGGATGTGGCTCTGGGCAGCCTGGTCTGGTGGTTGGCGACCCT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GTAGCAAGGGGGTTGAAACTTGATGATCTTTGTGGTCCTTTTCAACCCAGGCCATTCT</text:p>
      <text:p text:style-name="Preformatted_20_Text">masked <text:s text:c="9"/>NNNNNNNNNNNNNNNNNNNNNNNNNNNNNNNNNNNNNNNNNNNNNNNNNNNNNNNNNNNN</text:p>
      <text:p text:style-name="Preformatted_20_Text"><text:soft-page-break/><text:s text:c="76"/></text:p>
      <text:p text:style-name="Preformatted_20_Text"/>
      <text:p text:style-name="Preformatted_20_Text">unmasked <text:s text:c="7"/>ATGAT<text:span text:style-name="T1">ATATGTAGAGCTGAGAAATTGACCATGTCCACCTCAAAGAACTGCAACCAGACTG</text:span></text:p>
      <text:p text:style-name="Preformatted_20_Text">masked <text:s text:c="9"/>NNNNN<text:span text:style-name="T1">ATATGTAGAGCTGAGAAATTGACCATGTCCACCTCAAAGAACTGCAACCAGACTG</text:span></text:p>
      <text:p text:style-name="Preformatted_20_Text"><text:s text:c="21"/>*******************************************************</text:p>
      <text:p text:style-name="Preformatted_20_Text"/>
      <text:p text:style-name="Preformatted_20_Text">unmasked <text:s text:c="7"/><text:span text:style-name="T1">GCACTGACTTTCAGTGTAAATCTG</text:span>TTAGGTTTTGGATTTGTATCATAGTGAGTTGTGTTA</text:p>
      <text:p text:style-name="Preformatted_20_Text">masked <text:s text:c="9"/><text:span text:style-name="T1">GCACTGACTTTCAGTGTAAATCTG</text:span>TTAGGTTTTGGATTTGTATCATAGTGAGTTGTGTTA</text:p>
      <text:p text:style-name="Preformatted_20_Text"><text:s text:c="16"/>************************************************************</text:p>
      <text:p text:style-name="Preformatted_20_Text"><office:annotation-end office:name="__Annotation__2236_1432988567"/></text:p>
      <text:p text:style-name="Preformatted_20_Text">unmasked <text:s text:c="7"/>TAATTCAGCAAATCACATTTTACTCAGTTCTATGAAGAAATTCACCCAGTTACTATTCAA</text:p>
      <text:p text:style-name="Preformatted_20_Text">masked <text:s text:c="9"/>TAATTCAGCAAATCACATTTTACTCAGTTCTATGAAGAAATTCACCCAGTTACTATT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AAACTGAATATACAAAAAGAGGCATACGTTTTAGTGATTTTCTACTAGAGAATGCTT</text:p>
      <text:p text:style-name="Preformatted_20_Text">masked <text:s text:c="9"/>GTCAAACTGAATATACAAAAAGAGGCATACGTTTTAGTGATTTTCTACTAGAGAATG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CAAAGGCATGTTTTAATGTTAGAGAGTATCCAGTATGTAGATGTGTGGGTTGCAAAG</text:p>
      <text:p text:style-name="Preformatted_20_Text">masked <text:s text:c="9"/>TCCCAAAGGCATGTTTTAATGTTAGAGAGTATCCAGTATGTAGATGTGTGGGTTGC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TAAGACAAAACCAAAACATGAAAAATGCTTAAGAGGTCAGATATATTAGGTCAAATT</text:p>
      <text:p text:style-name="Preformatted_20_Text">masked <text:s text:c="9"/>CCATAAGACAAAACCAAAACATGAAAAATGCTTAAGAGGTCAGATATATTAGGTCA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TTTTTTTTCTGGAATTTTTCACTCAGTGTTTTAAAACTGTCCATAATATGAGTGTTC</text:p>
      <text:p text:style-name="Preformatted_20_Text">masked <text:s text:c="9"/>TAATTTTTTTTCTGGAATTTTTCACTCAGTGTTTTAAAACTGTCCATAATATGAGTG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TTCTAACACACACTTTCTACCTCGTACACAATAACTGTTTTATGAAAAATCACTGA</text:p>
      <text:p text:style-name="Preformatted_20_Text">masked <text:s text:c="9"/>TTTGTTCTAACACACACTTTCTACCTCGTACACAATAACTGTTTTATGAAAAATCAC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AATATAGGATTGAAGGAAAACTAATGGAAAGGATATGGAGGCGTAGTATCTAAAGT</text:p>
      <text:p text:style-name="Preformatted_20_Text">masked <text:s text:c="9"/>GAAAAATATAGGATTGAAGGAAAACTAATGGAAAGGATATGGAGGCGTAGTATCTAA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ATGGTACATGCCATCTGGGAACAAGGAAGCTGCTAGATTCAAAGATCTGAATTTGTA</text:p>
      <text:p text:style-name="Preformatted_20_Text">masked <text:s text:c="9"/>GATATGGTACATGCCATCTGGGAACAAGGAAGCTGCTAGATTCAAAGATCTGAATT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AATACAGGTATGGCATATGAATTAATGTAATTTACAAGAAACATCACAAATAAAAA</text:p>
      <text:p text:style-name="Preformatted_20_Text">masked <text:s text:c="9"/>AAGCAATACAGGTATGGCATATGAATTAATGTAATTTACAAGAAACATCACAAAT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ACTAGCATAAGTTAGTGATAATAATACTAACCAAAACAGAAAAGGAGAGATGGTGAA</text:p>
      <text:p text:style-name="Preformatted_20_Text">masked <text:s text:c="9"/>TACACTAGCATAAGTTAGTGATAATAATACTAACCAAAACAGAAAAGGAGAGATGG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TCTGTAGTCATTGTTGATATTGTCTTTTTCTCAAATACTGAAAAGTCCAAATGTAG</text:p>
      <text:p text:style-name="Preformatted_20_Text">masked <text:s text:c="9"/>TGAATCTGTAGTCATTGTTGATATTGTCTTTTTCTCAAATACTGAAAAGTCCAAATG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AAAAATTAGAAAGAATGTGTTTAATTATTAGTTCACAGCCATTGCATGACACCTAC</text:p>
      <text:p text:style-name="Preformatted_20_Text">masked <text:s text:c="9"/>AATGAAAAATTAGAAAGAATGTGTTTAATTATTAGTTCACAGCCATTGCATGACACC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GGAGTTAGTTAATATCTGCACGTGTTGTTTTATTATGATGGAGACATATTTATCTCA</text:p>
      <text:p text:style-name="Preformatted_20_Text"><text:soft-page-break/>masked <text:s text:c="9"/>AGGGGAGTTAGTTAATATCTGCACGTGTTGTTTTATTATGATGGAGACATATTTATC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TTTTAAAAAACAGTTGTACAACAAAATTGTGTATAACCTATGGTAGCTGACACCAGT</text:p>
      <text:p text:style-name="Preformatted_20_Text">masked <text:s text:c="9"/>CATTTTTAAAAAACAGTTGTACAACAAAATTGTGTATAACCTATGGTAGCTGACACC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ATCATTTTTCCACTCTTACTTTAGAACACCAATTATTATAGTGTGTATCCTCCAAAC</text:p>
      <text:p text:style-name="Preformatted_20_Text">masked <text:s text:c="9"/>ATAATCATTTTTCCACTCTTACTTTAGAACACCAATTATTATAGTGTGTATCCTCCA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AATAATTTAAACAAATAAGAAACAATTCTTTGTTGATACTCAATTAATATTTTCCTG</text:p>
      <text:p text:style-name="Preformatted_20_Text">masked <text:s text:c="9"/>AGCAATAATTTAAACAAATAAGAAACAATTCTTTGTTGATACTCAATTAATATTTTC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TCTCCTAACATACAATTAAAAAAATATTAATGAGAAACCATTAGAAGAAATAATAAC</text:p>
      <text:p text:style-name="Preformatted_20_Text">masked <text:s text:c="9"/>TATTCTCCTAACATACAATTAAAAAAATATTAATGAGAAACCATTAGAAGAAATAAT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TTTAATAGAGAGCAGTTCTCCACAACTTACTTTTCTTAGCTATCTCAGTAAACTAA</text:p>
      <text:p text:style-name="Preformatted_20_Text">masked <text:s text:c="9"/>ATTTTTTAATAGAGAGCAGTTCTCCACAACTTACTTTTCTTAGCTATCTCAGTAAAC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TAAATTTAGCAGTATGGCTTATTCTTTTCATTTGAAGGAAGGAGAGCAAAAATTGC</text:p>
      <text:p text:style-name="Preformatted_20_Text">masked <text:s text:c="9"/>AAATTAAATTTAGCAGTATGGCTTATTCTTTTCATTTGAAGGAAGGAGAGCAAAAAT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TTAAGTAATGAAAGAATAAAAAGGGAAAGATCTCAGTGAAGAATAAGCTGGGAGTAT</text:p>
      <text:p text:style-name="Preformatted_20_Text">masked <text:s text:c="9"/>TTGTTAAGTAATGAAAGAATAAAAAGGGAAAGATCTCAGTGAAGAATAAGCTGGGAGTAT</text:p>
      <text:p text:style-name="Preformatted_20_Text"><text:s text:c="16"/>************************************************************</text:p>
      <text:p text:style-name="Preformatted_20_Text"/>
      <text:p text:style-name="Preformatted_20_Text"><office:annotation office:name="__Annotation__2237_1432988567"><dc:creator>Unknown Author</dc:creator><dc:date>2022-04-08T12:29:36.816458383</dc:date><text:p text:style-name="P5"><text:span text:style-name="T3">EXON4</text:span></text:p></office:annotation>unmasked <text:s text:c="7"/>CATTTAATGTCTATCTGGAAAAAAAGAAAAGATTTATTTTTATATTAG<text:span text:style-name="T1">GTTAATGTGTGA</text:span></text:p>
      <text:p text:style-name="Preformatted_20_Text">masked <text:s text:c="9"/>CATTTAATGTCTATCTGGAAAAAAAGAAAAGATTTATTTTTATATTAG<text:span text:style-name="T1">GTTAATGTGTG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GTGACAATTTGTGTGTAACAAAGATGGTGACTGTAGAGATTTTTCTAATGAAGGCAAAT</text:span></text:p>
      <text:p text:style-name="Preformatted_20_Text">masked <text:s text:c="9"/><text:span text:style-name="T1">AGTGACAATTTGTGTGTAACAAAGATGGTGACTGTAGAGATTTTTCTAATGAAGGCAAA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TAAATTTGTACCACAGTCACCATGCCATAATGATCACATTGATAGGCAGGAAGTTGGCA</text:span></text:p>
      <text:p text:style-name="Preformatted_20_Text">masked <text:s text:c="9"/><text:span text:style-name="T1">GTAAATTTGTACCACAGTCACCATGCCATAATGATCACATTGATAGGCAGGAAGTTGGC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GAAGGGCAAGA</text:span>GTATGCAATGAACAAAAACATAGTTTTGGACATTGTGAAGACTCTAGA</text:p>
      <text:p text:style-name="Preformatted_20_Text">masked <text:s text:c="9"/><text:span text:style-name="T1">GGAAGGGCAAGA</text:span>GTATGCAATGAACAAAAACATAGTTTTGGACATTGTGAAGACTCTAGA</text:p>
      <text:p text:style-name="Preformatted_20_Text"><text:s text:c="16"/>************************************************************</text:p>
      <text:p text:style-name="Preformatted_20_Text"><office:annotation-end office:name="__Annotation__2237_1432988567"/></text:p>
      <text:p text:style-name="Preformatted_20_Text">unmasked <text:s text:c="7"/>ACTGTCTCCAAAGGCAACAGAAAACACTGGGGTAGGCAGGCATTCCCTGAAGTGGAATCG</text:p>
      <text:p text:style-name="Preformatted_20_Text">masked <text:s text:c="9"/>ACTGTCTCCAAAGGCAACAGAAAACACTGGGGTAGGCAGGCATTCCCTGAAGTGGAATC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TCTCATTTGTGTACTGAAATGCAACATAGCTTTTGGAAGAACATCTGACAACTGTAC</text:p>
      <text:p text:style-name="Preformatted_20_Text">masked <text:s text:c="9"/>TGTTCTCATTTGTGTACTGAAATGCAACATAGCTTTTGGAAGAACATCTGACAACTG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GTTGTGTACCTAAAGATGACAAATATATATCCAGACAGTGAATTCTAAGTAAGTCAA</text:p>
      <text:p text:style-name="Preformatted_20_Text">masked <text:s text:c="9"/>TATGTTGTGTACCTAAAGATGACAAATATATATCCAGACAGTGAATTCTAAGTAAGTCAA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GCAATATGCTAATATGCAGAATCATATATAGATACAATATGAATATTTTTACAGTTATTA</text:p>
      <text:p text:style-name="Preformatted_20_Text">masked <text:s text:c="9"/>GCAATATGCTAATATGCAGAATCATATATAGATACAATATGAANNNNNNNNNNNNNNNNN</text:p>
      <text:p text:style-name="Preformatted_20_Text"><text:s text:c="16"/>******************************************* <text:s text:c="16"/></text:p>
      <text:p text:style-name="Preformatted_20_Text"/>
      <text:p text:style-name="Preformatted_20_Text">unmasked <text:s text:c="7"/>TTTAAATATTATATGTATTATTTATTTATTTATTCATTCATTCATTTATTTCTTTGTTTT</text:p>
      <text:p text:style-name="Preformatted_20_Text">masked <text:s text:c="9"/>NNNNNNNNNNNNNNNNNNNNNNNNNNNNNNNNNNNNNNNNNNNNNNNNNNNNNNNNNNNT</text:p>
      <text:p text:style-name="Preformatted_20_Text"><text:s text:c="75"/>*</text:p>
      <text:p text:style-name="Preformatted_20_Text"/>
      <text:p text:style-name="Preformatted_20_Text">unmasked <text:s text:c="7"/>AAGTAACATTTCATAAGTAATCAGTCATTCCCAATTACTTTACTTACACACTGCCTGCAG</text:p>
      <text:p text:style-name="Preformatted_20_Text">masked <text:s text:c="9"/>AAGTAACATTTCATAAGTAATCAGTCATTCCCAATTACTTTACTTACACACTGCCTG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AGTTTCTCAGTATTACACTGTCCACTTCCCCAGAAAGTGGAACAGATGAAAACACT</text:p>
      <text:p text:style-name="Preformatted_20_Text">masked <text:s text:c="9"/>CTTTAGTTTCTCAGTATTACACTGTCCACTTCCCCAGAAAGTGGAACAGATGAAAAC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GTACCACCTTGTGTTGAGATGGAAAGGGTGCAGCCTGCATTTCATTGTGGAACAGCG</text:p>
      <text:p text:style-name="Preformatted_20_Text">masked <text:s text:c="9"/>ATAGTACCACCTTGTGTTGAGATGGAAAGGGTGCAGCCTGCATTTCATTGTGGAACAGC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CTACCCAACAGTCATCCTTTGTAGCAATGAGGAATAAGCTTTATAGGCATTTTTAAA</text:p>
      <text:p text:style-name="Preformatted_20_Text">masked <text:s text:c="9"/>TGACTACCCAACAGTCATCCTTTGTAGCAATGAGGAATAAGCTTTATAGGCATTTT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AGGTTTTATTAATTATTTCTATTCTAATAAATTACTGAAGGCTTTCATGAGACATGT</text:p>
      <text:p text:style-name="Preformatted_20_Text">masked <text:s text:c="9"/>AGCAGGTTTTATTAATTATTTCTATTCTAATAAATTACTGAAGGCTTTCATGAGACA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GAAGTTTGGTAGTGATGCTGGCGACTTGCATGACTTGAAACCTATTTTCTATGCTTA</text:p>
      <text:p text:style-name="Preformatted_20_Text">masked <text:s text:c="9"/>ATAGAAGTTTGGTAGTGATGCTGGCGACTTGCATGACTTGAAACCTATTTTCTATGC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AGGTACAGGGACATGCCATAAATATTGTGGTCCTTGGAAAGACTGAAAACTTTACAG</text:p>
      <text:p text:style-name="Preformatted_20_Text">masked <text:s text:c="9"/>GCTAGGTACAGGGACATGCCATAAATATTGTGGTCCTTGGAAAGACTGAAAACTTTA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GAATATGATAGAATGTGACAGAAAGGCATAACAAACAAACAAACAAACAAAATGCAA</text:p>
      <text:p text:style-name="Preformatted_20_Text">masked <text:s text:c="9"/>ATAGAATATGATAGAATGTGACAGAAAGGCATNNNNNNNNNNNNNNNNNNNNNNATGCAA</text:p>
      <text:p text:style-name="Preformatted_20_Text"><text:s text:c="16"/>******************************** <text:s text:c="21"/>******</text:p>
      <text:p text:style-name="Preformatted_20_Text"/>
      <text:p text:style-name="Preformatted_20_Text">unmasked <text:s text:c="7"/>TATGGAATCCCCAAGGAAGCAATTGTTTCCATAAGTATCTGCTGAACACTGGTAAATTGG</text:p>
      <text:p text:style-name="Preformatted_20_Text">masked <text:s text:c="9"/>TATGGAATCCCCAAGGAAGCAATTGTTTCCATAAGTATCTGCTGAACACTGGTAAAT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TAGACTAAACTGGTAAATTGGTAAATAGAGTAAACAATTGATAAATAGAGTAAACA</text:p>
      <text:p text:style-name="Preformatted_20_Text">masked <text:s text:c="9"/>TAAATAGACTAAACTGGTAAATTGGTAAATAGAGTAAACAATTGATAAATAGAGTA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TAGTAAACTACACCCCATGTGATCACTTCTGGGGGTTTGAGACGGTTCAGATTTCCT</text:p>
      <text:p text:style-name="Preformatted_20_Text">masked <text:s text:c="9"/>GTGTAGTAAACTACACCCCATGTGATCACTTCTGGGGGTTTGAGACGGTTCAGATTT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CTGCAGAGAATTCTACTACTCCTCCAAGTCACTTCCTAAGAGAAGAGACAAAGCTGG</text:p>
      <text:p text:style-name="Preformatted_20_Text">masked <text:s text:c="9"/>CTCCTGCAGAGAATTCTACTACTCCTCCAAGTCACTTCCTAAGAGAAGAGACAAAGC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TAGCTGTATATTCCTTATATGTGGATTTTGTGCTCTCTTGATACCATCGTTCCCATC</text:p>
      <text:p text:style-name="Preformatted_20_Text">masked <text:s text:c="9"/>GAGTAGCTGTATATTCCTTATATGTGGATTTTGTGCTCTCTTGATACCATCGTTCCCATC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AGCAAAGAAAGCAATATGAGTTCTGGGAAAAAAAAAAAAAAAAAAAAGAAAGAAAAAAAA</text:p>
      <text:p text:style-name="Preformatted_20_Text">masked <text:s text:c="9"/>AGCAAAGAAAGCAATATGAGTTCTGGGNNNNNNNNNNNNNNNNNNNNNNNNNNNNNNNNN</text:p>
      <text:p text:style-name="Preformatted_20_Text"><text:s text:c="16"/>*************************** <text:s text:c="32"/></text:p>
      <text:p text:style-name="Preformatted_20_Text"/>
      <text:p text:style-name="Preformatted_20_Text">unmasked <text:s text:c="7"/>ATTCAGGATAAAAGTAGCTGTTGATATGTCCTTTCTGAACCTACATGAATCACCTCATGT</text:p>
      <text:p text:style-name="Preformatted_20_Text">masked <text:s text:c="9"/>NTTCAGGATAAAAGTAGCTGTTGATATGTCCTTTCTGAACCTACATGAATCACCTCATGT</text:p>
      <text:p text:style-name="Preformatted_20_Text"><text:s text:c="17"/>***********************************************************</text:p>
      <text:p text:style-name="Preformatted_20_Text"/>
      <text:p text:style-name="Preformatted_20_Text">unmasked <text:s text:c="7"/>TTGTAAATATTTGGCAATTTTTTTTTCTACTTTTTTTCAAACCTAATTCAAGTACTTTCA</text:p>
      <text:p text:style-name="Preformatted_20_Text">masked <text:s text:c="9"/>TTGTAAATATTTGGCAATTTTTTTTTCTACTTTTTTTCAAACCTAATTCAAGTACT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AATTCGGTTTTTGGTTAATTCATTTCCTATCACATGTATTCTTAGATACTCAAATTG</text:p>
      <text:p text:style-name="Preformatted_20_Text">masked <text:s text:c="9"/>CTTAATTCGGTTTTTGGTTAATTCATTTCCTATCACATGTATTCTTAGATACTCAAA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TATTTCAAATCTAGTTTTTATAGGCTAGCTAGTCAGGAGTTTTAGGAAAAAAAGGAT</text:p>
      <text:p text:style-name="Preformatted_20_Text">masked <text:s text:c="9"/>AGATATTTCAAATCTAGTTTTTATAGGCTAGCTAGTCAGGAGTTTTAGGAAAAAAAG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AATGTTTGATTGCCCTCGCACTGCAGAAACTCAGAGCACTGCTTATACTTCTGAAA</text:p>
      <text:p text:style-name="Preformatted_20_Text">masked <text:s text:c="9"/>TTTTAATGTTTGATTGCCCTCGCACTGCAGAAACTCAGAGCACTGCTTATACTTCT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TACTCTCGTTTTCACACAGCTGGTGTGCCCATCTGTAAGACATGACATGCCCAACCA</text:p>
      <text:p text:style-name="Preformatted_20_Text">masked <text:s text:c="9"/>TCATACTCTCGTTTTCACACAGCTGGTGTGCCCATCTGTAAGACATGACATGCCCAA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ATGAGGAGGAGGACGCAGTCTGTGAGTGACCTGAGAGCTTTCTTGTCAGGACATGCA</text:p>
      <text:p text:style-name="Preformatted_20_Text">masked <text:s text:c="9"/>GCTATGAGGAGGAGGACGCAGTCTGTGAGTGACCTGAGAGCTTTCTTGTCAGGACAT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TAGTGTGACCAAACAAGGGAAATACACAGATCATCAAAGAAAGGTGTAGCAAAACAA</text:p>
      <text:p text:style-name="Preformatted_20_Text">masked <text:s text:c="9"/>ACATAGTGTGACCAAACAAGGGAAATACACAGATCATCAAAGAAAGGTGTAGCAAA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TTTTGTTGGAGTTTGTGTTTGTTTTCTCAACATCTGGGTCCCTGCTCTATGACCCAT</text:p>
      <text:p text:style-name="Preformatted_20_Text">masked <text:s text:c="9"/>GGTTTTTGTTGGAGTTTGTGTTTGTTTTCTCAACATCTGGGTCCCTGCTCTATGACC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CTGGCTCTCAGCGACTTGGGGATCTTGAGATCATGCTGCACATGCTCCCTGAATGCA</text:p>
      <text:p text:style-name="Preformatted_20_Text">masked <text:s text:c="9"/>CCACTGGCTCTCAGCGACTTGGGGATCTTGAGATCATGCTGCACATGCTCCCTGAAT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CACGAATGGTGCCCCAGGGAACCAGCCAAAGGAATGCAAGGCAGCATACATGCCCAG</text:p>
      <text:p text:style-name="Preformatted_20_Text">masked <text:s text:c="9"/>GAGCACGAATGGTGCCCCAGGGAACCAGCCAAAGGAATGCAAGGCAGCATACATGCC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TTGCCAGGTCTGGTTACAAACTCAGAATATCAAATCTTAGGGTTTCTTTTCTCAGTT</text:p>
      <text:p text:style-name="Preformatted_20_Text">masked <text:s text:c="9"/>CATTTGCCAGGTCTGGTTACAAACTCAGAATATCAAATCTTAGGGTTTCTTTTCTCA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GGAGAAATCTAAACAAGGATCAAGAAAGTTGCATTTCTTCCATCCATAAAAAATAAA</text:p>
      <text:p text:style-name="Preformatted_20_Text">masked <text:s text:c="9"/>TGTGGAGAAATCTAAACAAGGATCAAGAAAGTTGCATTTCTTCCATCCATAAAAAA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CACAGAATCACAGAATCACAGAACTGTAGGGGCTGGAAGGGCCCTCTAGAGATCATG</text:p>
      <text:p text:style-name="Preformatted_20_Text">masked <text:s text:c="9"/>AATCACAGAATCACNNNNNNNNNNNNNNNNNNNNNNNNNNNNNNNNNNNNNNNNNNNNNN</text:p>
      <text:p text:style-name="Preformatted_20_Text"><text:soft-page-break/><text:s text:c="16"/>************** <text:s text:c="45"/></text:p>
      <text:p text:style-name="Preformatted_20_Text"/>
      <text:p text:style-name="Preformatted_20_Text">unmasked <text:s text:c="7"/>ATCTAGTCCAAATCCCCTGCAAACATGGCACCCTCAACCATGTTGCACAGGTAGGCAT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CAGGTCTTGAATATCTCCAGAGAACGACACTCCACAACTCCCCTGGGCAGCCTTT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TGCTTCGTCACCCTCACTGTGAAGAAGTTCTTACTCACATTTGTGTGGAACTTCCT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TTTAGTTTGTGGCTGTTTCCCCTTGTCCTCTTGCCACACACACTGGCCTTGTTCCT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CTCCCACACCCTAGATATTTATGGACATTGATAAGATCCCCTCTGACTTCTTTTCT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CTGAGCAGACCCAGGTCACTCAGCCTTTCCTCATAAGAGAGATGCTCCAGGCCCT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CATCTTTGTGGCCCTGTGCTGGACTCTTTCCAAGAAAAATCATTTTTGTTGTTTTTTT</text:p>
      <text:p text:style-name="Preformatted_20_Text">masked <text:s text:c="9"/>NNNNNNNNNNNNNNNNNNNNNNNNNNNNNNNNNNAGAAAAATCATTTTTGTTGTTTTTTT</text:p>
      <text:p text:style-name="Preformatted_20_Text"><text:s text:c="50"/>**************************</text:p>
      <text:p text:style-name="Preformatted_20_Text"/>
      <text:p text:style-name="Preformatted_20_Text">unmasked <text:s text:c="7"/>TTTCCATCCGTGAAAACCCTGCATTTATAGATGTACATTGCCATCGAGGTATTGTGCTCC</text:p>
      <text:p text:style-name="Preformatted_20_Text">masked <text:s text:c="9"/>TTTCCATCCGTGAAAACCCTGCATTTATAGATGTACATTGCCATCGAGGTATTGTGC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TTCCACTGAAGTTGAGACTTCCTGCATAGATCACATCTCCTCTTGGACAGTGTCTT</text:p>
      <text:p text:style-name="Preformatted_20_Text">masked <text:s text:c="9"/>TCTTTTCCACTGAAGTTGAGACTTCCTGCATAGATCACATCTCCTCTTGGACAGTG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TCTACATAGTGAAATGTTTTTTCTGTAGAAGTTTCTGGTCACAAATAGAGTTAAGCA</text:p>
      <text:p text:style-name="Preformatted_20_Text">masked <text:s text:c="9"/>CTCTCTACATAGTGAAATGTTTTTTCTGTAGAAGTTTCTGGTCACAAATAGAGTTA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GCAGACAGTCCTGGGAGCCTGGCTCTCCAGATAGGTTGAATACACAAGGAAACTACA</text:p>
      <text:p text:style-name="Preformatted_20_Text">masked <text:s text:c="9"/>GATGCAGACAGTCCTGGGAGCCTGGCTCTCCAGATAGGTTGAATACACAAGGAAACT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GAACTCCCATGAGATAACTCAAATTATTGAATTTAGCTGAAGCAGATTCTTTAGCTG</text:p>
      <text:p text:style-name="Preformatted_20_Text">masked <text:s text:c="9"/>TAAGAACTCCCATGAGATAACTCAAATTATTGAATTTAGCTGAAGCAGATTCTTTAG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CAAATTATTTTGGGATTCAATCACGTGCTTCTTTCATAAAATCATTGAATCACTAAG</text:p>
      <text:p text:style-name="Preformatted_20_Text">masked <text:s text:c="9"/>AATCAAATTATTTTGGGATTCAATCACGTGCTTCTTTNNNNNNNNNNNNNNNNNNNNNNN</text:p>
      <text:p text:style-name="Preformatted_20_Text"><text:s text:c="16"/>************************************* <text:s text:c="22"/></text:p>
      <text:p text:style-name="Preformatted_20_Text"/>
      <text:p text:style-name="Preformatted_20_Text">unmasked <text:s text:c="7"/>GTTGGAAAAGACCTGTAAGATCATCCAGTCCAACAGTCCACCTACCACCAGTATTGCT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AAAGCATGTTCCTTAGTACTGTACCTACAGGTTTCTTGGTTTCTTGAAAATCTAGACA</text:p>
      <text:p text:style-name="Preformatted_20_Text"><text:soft-page-break/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GACTCAACAGCTTCCACGGACAGCCTGTTCCAGTGCCTGACCACTCTTTCAGGGAA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TTATTTGTAATTTCCAACCTGAAAGTCCCCTGGCACAACATGAGGCTATTCCCTCT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CTATTGCTGTCACTTGGAAAAAGAGGCCAACCACCAACTCATCACACCCTCCTTTC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AGTTGTAGAGGTCAATAAGGTCTCCCCTGAGCCTCCTCTTCTCTAGACTAAGCAAT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GTTCCCTCAGCTATTCCTCAGAAGTCTTGCGCTCCAGTCCCCTCACTACCTCCAGTGA</text:p>
      <text:p text:style-name="Preformatted_20_Text">masked <text:s text:c="9"/>NNNNNNNNNNNNNNNNNNNNNNNNNNNNNNNNNNNNNNNNNNNCTCACTACCTCCAGTGA</text:p>
      <text:p text:style-name="Preformatted_20_Text"><text:s text:c="59"/>*****************</text:p>
      <text:p text:style-name="Preformatted_20_Text"/>
      <text:p text:style-name="Preformatted_20_Text">unmasked <text:s text:c="7"/>ACACTGAAAATTTTCAGGAGAAAAATGGATCATCTTAGTAAAGTTTAGAAACCTTTATGG</text:p>
      <text:p text:style-name="Preformatted_20_Text">masked <text:s text:c="9"/>ACACTGAAAATTTTCAGGAGAAAAATGGATCATCTTAGTAAAGTTTAGAAACCTTTA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AAATATTTTTCTACTATAAAATGCCCTTCAGCCTTTACTAACACTTTCTGTAGAATT</text:p>
      <text:p text:style-name="Preformatted_20_Text">masked <text:s text:c="9"/>TCAAAATATTTTTCTACTATAAAATGCCCTTCAGCCTTTACTAACACTTTCTGTAG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TTGCTATCTAGATAAAATATCTTCTGTTACATTATTCTTTGTGTTCAAAGTCAGTAT</text:p>
      <text:p text:style-name="Preformatted_20_Text">masked <text:s text:c="9"/>ACTTTGCTATCTAGATAAAATATCTTCTGTTACATTATTCTTTGTGTTCAAAGTCAG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CATCTGTGTTTGTCTTATATGATTGTTGTTGTTATTGATAAGCTAAATACATTATGC</text:p>
      <text:p text:style-name="Preformatted_20_Text">masked <text:s text:c="9"/>TCACATCTGTGTTTGTCTTATATGATTGTTGTTGTTATTGATAAGCTAAATACATTA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TTTACAGTGCTACATAGATTTTTTTTTTAACTGACTGTTCTGATTTCTCATACAATC</text:p>
      <text:p text:style-name="Preformatted_20_Text">masked <text:s text:c="9"/>AGTTTTACAGTGCTACATAGATTTTTTTTTTAACTGACTGTTCTGATTTCTCATACAATC</text:p>
      <text:p text:style-name="Preformatted_20_Text"><text:s text:c="16"/>************************************************************</text:p>
      <text:p text:style-name="Preformatted_20_Text"/>
      <text:p text:style-name="Preformatted_20_Text"><office:annotation office:name="__Annotation__6213_1432988567"><dc:creator>Unknown Author</dc:creator><dc:date>2022-04-08T12:46:29.780731172</dc:date><text:p text:style-name="P5"><text:span text:style-name="T3">EXON6</text:span></text:p></office:annotation>unmasked <text:s text:c="7"/>TTTTCATCCTCTTTTCTAAG<text:span text:style-name="T1">ATAGAAACAGACAAAATCTTCACATCTGAGTTCTAGCATG</text:span></text:p>
      <text:p text:style-name="Preformatted_20_Text">masked <text:s text:c="9"/>TTTTCATCCTCTTTTCTAAG<text:span text:style-name="T1">ATAGAAACAGACAAAATCTTCACATCTGAGTTCTAGCAT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TCATAAAAAAATGCTATGAGAGGTCTACACAGACAAACAAAAGCCTCTTCAAAGTTGAA</text:span></text:p>
      <text:p text:style-name="Preformatted_20_Text">masked <text:s text:c="9"/><text:span text:style-name="T1">ATCATAAAAAAATGCTATGAGAGGTCTACACAGACAAACAAAAGCCTCTTCAAAGTTGA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GTCTCTGAAATACACACCTACACCTACTGCAGGGAGTAGCAGGAATGCTTCAGGAGATA</text:span></text:p>
      <text:p text:style-name="Preformatted_20_Text">masked <text:s text:c="9"/><text:span text:style-name="T1">TGTCTCTGAAATACACACCTACACCTACTGCAGGGAGTAGCAGGAATGCTTCAGGAGAT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TTTAAAGTTCCACTATAGCTAGACTGTAAGTTTCAATTCTATGTTACACAGCTTCATAA</text:span></text:p>
      <text:p text:style-name="Preformatted_20_Text">masked <text:s text:c="9"/><text:span text:style-name="T1">ATTTAAAGTTCCACTATAGCTAGACTGTAAGTTTCAATTCTATGTTACACAGCTTCATAA</text:span>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<text:span text:style-name="T1">GAACAA</text:span>TAAGCCTGATTAAGCTAAAATACTTAATTTAATTACTCTAAAACCAGCAGAATT</text:p>
      <text:p text:style-name="Preformatted_20_Text">masked <text:s text:c="9"/><text:span text:style-name="T1">GAACAA</text:span>TAAGCCTGATTAAGCTAAAATACTTAATTTAATTACTCTAAAACCAGCAGAATT</text:p>
      <text:p text:style-name="Preformatted_20_Text"><text:s text:c="16"/>************************************************************</text:p>
      <text:p text:style-name="Preformatted_20_Text"><office:annotation-end office:name="__Annotation__6213_1432988567"/></text:p>
      <text:p text:style-name="Preformatted_20_Text">unmasked <text:s text:c="7"/>TATATAGTATTAGAATGAAGGCAGAAGCAGCCTAGGGACATCAGAACAGTAAAGGATTTT</text:p>
      <text:p text:style-name="Preformatted_20_Text">masked <text:s text:c="9"/>TATATAGTATTAGAATGAAGGCAGAAGCAGCCTAGGGACATCAGAACAGTAAAGGA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CATGCTGAGCAGCGAGAGTGTTTGCATCAACTAAACTTTCTTCAGATAGATGTAGAG</text:p>
      <text:p text:style-name="Preformatted_20_Text">masked <text:s text:c="9"/>GCACATGCTGAGCAGCGAGAGTGTTTGCATCAACTAAACTTTCTTCAGATAGATGTA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CCAGAGATTTCCTCTAGCCCTAAGAGCATTTGAGTCAGCAGTCTAAGATGCCTTAAAT</text:p>
      <text:p text:style-name="Preformatted_20_Text">masked <text:s text:c="9"/>GCCCAGAGATTTCCTCTAGCCCTAAGAGCATTTGAGTCAGCAGTCTAAGATGCCTT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GCCAGCTGATGCAGTGGTCAGCTGCTAAATTCCTTTTATATACCCCCTACTGGGCAC</text:p>
      <text:p text:style-name="Preformatted_20_Text">masked <text:s text:c="9"/>GGTGCCAGCTGATGCAGTGGTCAGCTGCTAAATTCCTTTTATATACCCCCTACTGGG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CTGTTAAGGAAGATATGTAAGAGCTGCAGATAATAATGGGGTTTGTAAGGCAAGTGCC</text:p>
      <text:p text:style-name="Preformatted_20_Text">masked <text:s text:c="9"/>GGCTGTTAAGGAAGATATGTAAGAGCTGCAGATAATAATGGGGTTTGTAAGGCAAGTG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ACTGCAGCTATTTCACAAGATGTCGTATGTCACAAACAGCAGCTAGGATACCTACTA</text:p>
      <text:p text:style-name="Preformatted_20_Text">masked <text:s text:c="9"/>TTAACTGCAGCTATTTCACAAGATGTCGTATGTCACAAACAGCAGCTAGGATACCTA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GATACTATGTAAAACCGAGCAGTGTAATTTTACATTAGATATAGAATGTATGAGTTG</text:p>
      <text:p text:style-name="Preformatted_20_Text">masked <text:s text:c="9"/>TAGGATACTATGTAAAACCGAGCAGTGTAATTTTACATTAGATATAGAATGTATGAG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GCCTCAAAGGGATACCTCTCCTGTTTCATTTTATTATTTTAGACTGTCTGCTTTATT</text:p>
      <text:p text:style-name="Preformatted_20_Text">masked <text:s text:c="9"/>TATGCCTCAAAGGGATACCTCTCCTGTTTCATTTTATTATTTTAGACTGTCTGCTT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TTTCATTTTTAATTGGAGTTGTTCCCTTCATGCAAACAGTCTGAAGATAGCAGAGAG</text:p>
      <text:p text:style-name="Preformatted_20_Text">masked <text:s text:c="9"/>TCATTTCATTTTTAATTGGAGTTGTTCCCTTCATGCAAACAGTCTGAAGATAGCAGA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TCCAGAATAAGAGAGAATTTAGTTCTGTTCTGAAAATAAATCAGGGCAAAACTCCAG</text:p>
      <text:p text:style-name="Preformatted_20_Text">masked <text:s text:c="9"/>TGATCCAGAATAAGAGAGAATTTAGTTCTGTTCTGAAAATAAATCAGGGCAAAACTC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CCTTAGTGGGATGGAGGAATAGCTTCCATTATCTGGCAAGCCATATGGAATTATTT</text:p>
      <text:p text:style-name="Preformatted_20_Text">masked <text:s text:c="9"/>CTGACCTTAGTGGGATGGAGGAATAGCTTCCATTATCTGGCAAGCCATATGGAATT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CTGTTATAGAAGTTGAGATCTTTACATATTATACCTAAAAGACTCCCTTGTCACATT</text:p>
      <text:p text:style-name="Preformatted_20_Text">masked <text:s text:c="9"/>ATTCTGTTATAGAAGTTGAGATCTTTACATATTATACCTAAAAGACTCCCTTGTCAC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CTCAAAAGTAATTAGCAAGGGGAGAGATCTGCAGAACAGTCTGAACTTCTCAGTACT</text:p>
      <text:p text:style-name="Preformatted_20_Text">masked <text:s text:c="9"/>AATCTCAAAAGTAATTAGCAAGGGGAGAGATCTGCAGAACAGTCTGAACTTCTCAG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CAGTTTTAATTGGAGAAGTTTTTACTTCAGTCAAGCAAGTCTGTTCCTGTCCAAAA</text:p>
      <text:p text:style-name="Preformatted_20_Text">masked <text:s text:c="9"/>TCTTCAGTTTTAATTGGAGAAGTTTTTACTTCAGTCAAGCAAGTCTGTTCCTGTCCAAAA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TACTAGATAGAATACCATGTTTTAAAGTGCTGCAGTTTCTTTATAAGTAAAATGGATTTT</text:p>
      <text:p text:style-name="Preformatted_20_Text">masked <text:s text:c="9"/>TACTAGATAGAATACCATGTTTTAAAGTGCTGCAGTTTCTTTATAAGTAAAATGGATTTT</text:p>
      <text:p text:style-name="Preformatted_20_Text"><text:s text:c="16"/>************************************************************</text:p>
      <text:p text:style-name="Preformatted_20_Text"/>
      <text:p text:style-name="Preformatted_20_Text"><office:annotation office:name="__Annotation__6222_1432988567"><dc:creator>Unknown Author</dc:creator><dc:date>2022-04-08T12:46:45.900567563</dc:date><text:p text:style-name="P5"><text:span text:style-name="T3">EXON7</text:span></text:p></office:annotation>unmasked <text:s text:c="7"/>CCTGCTATACTGCATGCCAGAACGGCCCTCACATCTGTTTTCTTTTCTCTGCGTTAAGG<text:span text:style-name="T1">A</text:span></text:p>
      <text:p text:style-name="Preformatted_20_Text">masked <text:s text:c="9"/>CCTGCTATACTGCATGCCAGAACGGCCCTCACATCTGTTTTCTTTTCTCTGCGTTAAGG<text:span text:style-name="T1">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CCAAACCTTTCTTCATATAAAAGGAAATATTCACCTTGCAAAATTCCAAATGCAGAGTTG</text:span></text:p>
      <text:p text:style-name="Preformatted_20_Text">masked <text:s text:c="9"/><text:span text:style-name="T1">CCAAACCTTTCTTCATATAAAAGGAAATATTCACCTTGCAAAATTCCAAATGCAGAGTT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GGTATCCATCTCATAGATAGTTTACAGTAAAAATTTCCTTACTTTGGTTAAGATAGGAT</text:span></text:p>
      <text:p text:style-name="Preformatted_20_Text">masked <text:s text:c="9"/><text:span text:style-name="T1">TGGTATCCATCTCATAGATAGTTTACAGTAAAAATTTCCTTACTTTGGTTAAGATAGGA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GTGTTGATGTAATATTCGCTCATGAAGTTGAGAGTGCTGGCTTTGAAGGTCAGAATATG</text:span></text:p>
      <text:p text:style-name="Preformatted_20_Text">masked <text:s text:c="9"/><text:span text:style-name="T1">AGTGTTGATGTAATATTCGCTCATGAAGTTGAGAGTGCTGGCTTTGAAGGTCAGAATAT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GTACCTTCTGCATGA</text:span>AGCCTGAGAAGCAACATTATTGATGATGGATACTGACAAATTGC</text:p>
      <text:p text:style-name="Preformatted_20_Text">masked <text:s text:c="9"/><text:span text:style-name="T1">TGTACCTTCTGCATGA</text:span>AGCCTGAGAAGCAACATTATTGATGATGGATACTGACAAATTGC</text:p>
      <text:p text:style-name="Preformatted_20_Text"><text:s text:c="16"/>************************************************************</text:p>
      <text:p text:style-name="Preformatted_20_Text"><office:annotation-end office:name="__Annotation__6222_1432988567"/></text:p>
      <text:p text:style-name="Preformatted_20_Text">unmasked <text:s text:c="7"/>AAAGAGAGACCAGACACAATGTAAAATCTGTATCCCAGTATTATTGGAGATCACTGTGAT</text:p>
      <text:p text:style-name="Preformatted_20_Text">masked <text:s text:c="9"/>AAAGAGAGACCAGACACAATGTAAAATCTGTATCCCAGTATTATTGGAGATCACTGT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TTATTAAGAATCTGTATAGAGCAAAATCCTTTTTCAACATAAAGGTAAGGCACCAG</text:p>
      <text:p text:style-name="Preformatted_20_Text">masked <text:s text:c="9"/>TCTTTTATTAAGAATCTGTATAGAGCAAAATCCTTTTTCAACATAAAGGTAAGGCACCAG</text:p>
      <text:p text:style-name="Preformatted_20_Text"><text:s text:c="16"/>************************************************************</text:p>
      <text:p text:style-name="Preformatted_20_Text"/>
      <text:p text:style-name="Preformatted_20_Text"><office:annotation office:name="__Annotation__6233_1432988567"><dc:creator>Unknown Author</dc:creator><dc:date>2022-04-08T12:46:57.652346924</dc:date><text:p text:style-name="P5"><text:span text:style-name="T3">EXON9</text:span></text:p></office:annotation>unmasked <text:s text:c="7"/>AAATTAAATTTGAGTTTAATACATACAAATGATGTGTTGAT<text:span text:style-name="T1">TTACTATGAAGATCCAAAA</text:span></text:p>
      <text:p text:style-name="Preformatted_20_Text">masked <text:s text:c="9"/>AAATTAAATTTGAGTTTAATACATACAAATGATGTGTTGAT<text:span text:style-name="T1">TTACTATGAAGATCCAAA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GGCTGTCATAGGCTACGTACAGTGGGTAAAGTCCTTGGTTGATGCTCCAACAAAGGGTC</text:span></text:p>
      <text:p text:style-name="Preformatted_20_Text">masked <text:s text:c="9"/><text:span text:style-name="T1">TGGCTGTCATAGGCTACGTACAGTGGGTAAAGTCCTTGGTTGATGCTCCAACAAAGGGT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GTACAACCTCTTCACAGCTGCAGCTCTTACGGTTT</text:span>CAAAGCCTGCCTGACCAATCTGGT</text:p>
      <text:p text:style-name="Preformatted_20_Text">masked <text:s text:c="9"/><text:span text:style-name="T1">AGTACAACCTCTTCACAGCTGCAGCTCTTACGGTTT</text:span>NNNNNNNNNNNNNNNNNNNNNNNN</text:p>
      <text:p text:style-name="Preformatted_20_Text"><text:s text:c="16"/>************************************ <text:s text:c="23"/></text:p>
      <text:p text:style-name="Preformatted_20_Text"><office:annotation-end office:name="__Annotation__6233_1432988567"/></text:p>
      <text:p text:style-name="Preformatted_20_Text">unmasked <text:s text:c="7"/>GGCCTTCTATGATGGAGTGACGGCATTGGTGGACTGGGGAAGGGTGGTGGATGTCATCT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TGGACTTCTGCAAAGCCTTTGACATGGTCCCTCACCACATCCTTCTCTCTAAATTG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GGTGTGGATTTGAAAGATGGACTGTTTGATGTGTTAAGAACTGGTTGGCTGGTCGC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AAAGGGTTGTGATCAACGTTTCTGTGTCGGGTGGAGGCTGGTCACAAGTGGTGTCCCC</text:p>
      <text:p text:style-name="Preformatted_20_Text">masked <text:s text:c="9"/>NNNNNNNNNNNNNNNNNNNNNNNNNNNNNNNNNNNNNNNNNNNNNNNNNNNNNNNNNNNN</text:p>
      <text:p text:style-name="Preformatted_20_Text"><text:soft-page-break/><text:s text:c="76"/></text:p>
      <text:p text:style-name="Preformatted_20_Text"/>
      <text:p text:style-name="Preformatted_20_Text">unmasked <text:s text:c="7"/>TAAGGGTCAGTATTGGAACCGGTGCTCTTCAACATCTTCATCAACAACACAGACAATG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CTGAGTGCACCCTCAGCAAGTTTGCAGACTACACCAATCTGAGCAGTGCACTCGATA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GGAAGGAAGAGAAACCTTCCACAGGGACTTGGACAGGCTGGAAAAGTGGGCACATG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CCTGATAAGGTTCAGTATGGCCAAGTGCAAGGTATTGCAAACGGGCCAGGGAAATC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TACTTATATAGAATGGAGAAAGATCTCCTTGAGAGCAGCACTGCAGAGAAGGACT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GGTTCTGGTGGATGAGAAGCTGGACATGAGCCAGCAGTGTGCACTTGCAGCCCAGA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CAACTCTGTTCTGGGCTGCACTAAAAGAGGAGTGGCCAGCAGGGATTGGGAGGTGA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GCCCCTCTACTCAGCTCTTGTGAGGCCCCATCTGGAGTACTGCATCCAGGCATGGG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CACTACAGGAAGGATGTGGAGCTCTTAGAGCAGGTCCAGAGGAGGGCCACTAGGAT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AGAGGGCTGGAGCACCTCTCCTGTGAGGAGAGGTTGAGGGAACTGGGCTTGTTCAG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GAGAAGAGAAGACTCCGGGAAGACCTCATTGCGGCCTTCCAGTACTTGAAAGGAGC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AAACAGGAGAGGGAATGTCTGTTTACATGGGTTGATAGTGATAGCACAAGGGGGAA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CTTAAGCTGAGACAGGGGAGGTTCAGGTTAGATATTAGGAGGAAGTTTTTCACCCA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GTGGTGACACACTGGAACAGGTTGCCCAAGGAGGCTGTGGATGCCCCATCCCTGG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TCCAGGGCTAGGCTGGATGTGGCTCTGGGCAGCCTGGTATGGTGGTTGGTGACCCTGC</text:p>
      <text:p text:style-name="Preformatted_20_Text"><text:soft-page-break/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GTAGCAAGGGGGTTGAAACTTGATGATCTTTGTGGTCCTTTTCAACACAGGCCATT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GATTCTATGATTCAGTCTGGAGAAGAGAAGGCTGTGAGGTGACCTAATAGCAGGGC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AGTACCTAAAGGGGAGCTACAGGAAAGAAGGGCAGAGACTCTTCAGCAAGGTCTGC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ATAGAACAAGCTGAAATAGCTTCAAACCCCAAAAGGGTACATTGAGATAGGAGAT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AAAAGTCTTTAACAGAGAGGGTGGCGAGACACTAGAACATGTTGCCCAGAGTTGTG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ATTTGCCTCATCCCTGGGGACTTTCAAGGATAGGGTCGATCTGTCCCTGGGCAGCTT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TCCCTGTTCATTGCAGGAGAGATGGACTAGATAGCCTTTAAAGGTCTCTTCCAACT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GTACTCTATGATTCTGTGATTCTATGATTCTGTGATCCAGGTCAGCGAGGTCTAGGCC</text:p>
      <text:p text:style-name="Preformatted_20_Text">masked <text:s text:c="9"/>NNNNNNNNNNNNNNNNNGTGATTCTATGATTCTGTGATCCAGGTCAGCGAGGTCTAGGCC</text:p>
      <text:p text:style-name="Preformatted_20_Text"><text:s text:c="33"/>*******************************************</text:p>
      <text:p text:style-name="Preformatted_20_Text"/>
      <text:p text:style-name="Preformatted_20_Text">unmasked <text:s text:c="7"/>CATATGACCTTTCTCCCTTCACTTTTTGTACATAGAAATTCTGTAGGAGTATTGAGCTCT</text:p>
      <text:p text:style-name="Preformatted_20_Text">masked <text:s text:c="9"/>CATATGACCTTTCTCCCTTCACTTTTTGTACATAGAAATTCTGTAGGAGTATTGAGC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ACACTTCTGGACCAGAAAAGCTCTATTTTTCTGATGTTATCAGCCATGAAGAGATGA</text:p>
      <text:p text:style-name="Preformatted_20_Text">masked <text:s text:c="9"/>TGTACACTTCTGGACCAGAAAAGCTCTATTTTTCTGATGTTATCAGCCATGAAGAGA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TCAAAAGTCAGTGCACAGAAATACAGTTCACCTTATTAGAGGAAGAAAATGGCTTT</text:p>
      <text:p text:style-name="Preformatted_20_Text">masked <text:s text:c="9"/>AGAATCAAAAGTCAGTGCACAGAAATACAGTTCACCTTATTAGAGGAAGAAAATGG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TTAAAACATTCAGGAAAATCTGAACCAGAAGGAGAAGTGCATTTGGTAGGTAACAAA</text:p>
      <text:p text:style-name="Preformatted_20_Text">masked <text:s text:c="9"/>GATTTAAAACATTCAGGAAAATCTGAACCAGAAGGAGAAGTGCATTTGGTAGGTAA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TGAATACACAAAAGCTTGGGAACCTTGAGAATGAAAAACAAAAAACAAAATATTTTT</text:p>
      <text:p text:style-name="Preformatted_20_Text">masked <text:s text:c="9"/>GCATGAATACACAAAAGCTTGGGAACCTTGAGAATGAAAAACAAAAAACAAAATAT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TTATAATTCAGCCAAGGGTTAGAGAAAACATAACTATATGTTACAGACATCTTCTC</text:p>
      <text:p text:style-name="Preformatted_20_Text">masked <text:s text:c="9"/>TCTTTTATAATTCAGCCAAGGGTTAGAGAAAACATAACTATATGTTACAGACATCTTCTC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GAGATCATAAAGTGAATGAATGCTCATTCACTGTCATTTGTCCTTCACAGTGCTTCAGA</text:p>
      <text:p text:style-name="Preformatted_20_Text">masked <text:s text:c="9"/>AGAGATCATAAAGTGAATGAATGCTCATTCACTGTCATTTGTCCTTCACAGTGCTTC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TCCCAAACAAATACTGTTAAAAATTCTGTTAGGTCTCCGATAATAAGCAAAACAAGG</text:p>
      <text:p text:style-name="Preformatted_20_Text">masked <text:s text:c="9"/>GTATCCCAAACAAATACTGTTAAAAATTCTGTTAGGTCTCCGATAATAAGCAAAACA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TGCTGATAACTTTTCCTGTGAACGCTGGATAGACCACATGCACTTTCAAAAAAGGA</text:p>
      <text:p text:style-name="Preformatted_20_Text">masked <text:s text:c="9"/>ATTTTGCTGATAACTTTTCCTGTGAACGCTGGATAGACCACATGCACTTTCAAAAAA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CGCAGTGAAGGACAAAGGACATTTTTGACTCCCTCCAGTACAGTACATACTCTTTA</text:p>
      <text:p text:style-name="Preformatted_20_Text">masked <text:s text:c="9"/>AGTGCGCAGTGAAGGACAAAGGACATTTTTGACTCCCTCCAGTACAGTACATACTCT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GAACTGTAAAGACAGTCTGAAACCATGGTAAGTACAGAGCTCTATTCATTTTCCTTT</text:p>
      <text:p text:style-name="Preformatted_20_Text">masked <text:s text:c="9"/>GCAGAACTGTAAAGACAGTCTGAAACCATGGTAAGTACAGAGCTCTATTCATTTTC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ATATGAATGCATAATATTTAGTATTAAAACTATATGGGATGTGACTGTAAAACTTT</text:p>
      <text:p text:style-name="Preformatted_20_Text">masked <text:s text:c="9"/>TACTATATGAATGCATAATATTTAGTATTAAAACTATATGGGATGTGACTGTAAAA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CATAGTTACAATAATTTTCAACTCAGTTTCTTGCAGCTTACTTCCTGCTTTTGAGGG</text:p>
      <text:p text:style-name="Preformatted_20_Text">masked <text:s text:c="9"/>AAACATAGTTACAATAATTTTCAACTCAGTTTCTTGCAGCTTACTTCCTGCTTTTGAG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AAGAAACTTTTTAGTTTTTTTCTGTTTCTTCATCATAAGAACCAGTTTCTGTGTAT</text:p>
      <text:p text:style-name="Preformatted_20_Text">masked <text:s text:c="9"/>CATGAAGAAACTTTTTAGTTTTTTTCTGTTTCTTCATCATAAGAACCAGTTTCTGTG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ACAGATTCTGAAATTCAAAAGTAAGGAAAAGACAACAGCTTCTTTCAAGACTAAGCT</text:p>
      <text:p text:style-name="Preformatted_20_Text">masked <text:s text:c="9"/>CTTACAGATTCTGAAATTCAAAAGTAAGGAAAAGACAACAGCTTCTTTCAAGACTAAGCT</text:p>
      <text:p text:style-name="Preformatted_20_Text"><text:s text:c="16"/>************************************************************</text:p>
      <text:p text:style-name="Preformatted_20_Text"/>
      <text:p text:style-name="P1">unmasked <text:s text:c="7"/>GAAAAATAAGTTTGTAGATCTAGAGGAATTCTGCAGTCAGGTGTCAATATGATACCAAGC</text:p>
      <text:p text:style-name="Preformatted_20_Text">masked <text:s text:c="9"/>GAAAAATAAGTTTGTAGATCTAGAGGAATTCTGCAGTCAGGTGTCAATATGATACCAAGC</text:p>
      <text:p text:style-name="P1"><text:s text:c="16"/>************************************************************ <text:s text:c="9"/></text:p>
      <text:p text:style-name="Preformatted_20_Text"/>
      <text:p text:style-name="P1">unmasked <text:s text:c="7"/>CAGAAATGAGAGGATGTCATAATGCCAGGAAGACATTATACTG</text:p>
      <text:p text:style-name="Preformatted_20_Text">masked <text:s text:c="9"/>CAGAAATGAGAGGATGTCATAATGCCAGGAAGACATTATACTG</text:p>
      <text:p text:style-name="P3"><text:s text:c="16"/>******************************************* <text:s text:c="40"/></text:p>
      <text:p text:style-name="Horizontal_20_Line"><text:bookmark text:name="clustalw.dnd"/></text:p>
      <text:p text:style-name="Preformatted_20_Text"><text:a xlink:type="simple" xlink:href="https://www.genome.jp/tools-bin/pushfile?220402190128mN1tG+clustalw.dnd" text:style-name="Internet_20_link" text:visited-style-name="Visited_20_Internet_20_Link">clustalw.dnd</text:a></text:p>
      <text:p text:style-name="Preformatted_20_Text"/>
      <text:p text:style-name="P2">(unmasked:0.1185,masked:0.1185);</text:p>
      <text:p text:style-name="P4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2T15:19:15.851523664</meta:creation-date>
    <dc:date>2022-04-08T12:47:02.164916961</dc:date>
    <meta:editing-duration>PT4H8M5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8" meta:paragraph-count="783" meta:word-count="1284" meta:character-count="58045" meta:non-whitespace-character-count="45790"/>
  </office:meta>
</office:document-meta>
</file>